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 and aja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ashgo meet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rspec fixing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removed all the failures and pending status for svn cod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royalty file processing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here was a issue when we tried to run the spec of svn code deployed in local machine,now specs are running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testing of di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one a sanitary testing after new build deployed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21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4T21:04:22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0" meta:object-count="0"/>
  </office:meta>
</office:document-meta>
</file>